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style:text-underline-style="solid" style:text-underline-type="double" style:text-underline-width="auto" style:text-underline-color="font-color" style:font-name-asian="Courier" style:font-size-asian="12pt" style:font-name-complex="Courier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*********************************************************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Autor : Antonio Mesa <text:s/><text:tab/><text:tab/>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Prefijo mnemotécnico del módulo : BI <text:s text:c="3"/><text:tab/><text:tab/><text:tab/><text:tab/><text:tab/><text:tab/><text:tab/>*/</text:p>
      <text:p text:style-name="P2">/*<text:tab/>Modelo de compilación :<text:tab/>WINDOWS<text:tab/><text:tab/><text:tab/><text:tab/><text:tab/><text:tab/><text:tab/><text:tab/><text:tab/><text:tab/>*/</text:p>
      <text:p text:style-name="P2">/* <text:tab/>Ultima versión : v 1.0<text:tab/><text:tab/><text:tab/><text:tab/><text:tab/><text:tab/><text:tab/>*/</text:p>
      <text:p text:style-name="P2">/*<text:tab/>Descripción : Implementa el método de la bisección para*/ /* <text:tab/><text:tab/><text:tab/>buscar un vap, utilizando la serie de Sturm.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***********************************************************/</text:p>
      <text:p text:style-name="P3"><text:span text:style-name="T1"/></text:p>
      <text:p text:style-name="P2">#ifndef BISEC</text:p>
      <text:p text:style-name="P2">#define BISEC</text:p>
      <text:p text:style-name="P3"><text:span text:style-name="T1"/></text:p>
      <text:p text:style-name="P2">int BIbisec(escalar *, matriz, matriz, escalar, escalar, unsigned int);</text:p>
      <text:p text:style-name="P2">/*Pre : Se deberá estar seguro de que en el intervalo que se ha elegido existe como mínimo un vap real.</text:p>
      <text:p text:style-name="P2">Parámetros:</text:p>
      <text:p text:style-name="P2">%1: Contiene el resultado del procedimiento.</text:p>
      <text:p text:style-name="P3"><text:span text:style-name="T1">%2: Matriz </text:span><text:span text:style-name="T2">A</text:span><text:span text:style-name="T1"> del problema.</text:span></text:p>
      <text:p text:style-name="P3"><text:span text:style-name="T1">%3: Matriz </text:span><text:span text:style-name="T2">B</text:span><text:span text:style-name="T1"> del problema.</text:span></text:p>
      <text:p text:style-name="P2">%4: Límite inferior del intervalo en el que se busca un vap.</text:p>
      <text:p text:style-name="P2">%5: Límite superior del intervalo en el que se busca un vap.</text:p>
      <text:p text:style-name="P2">%6: Dimensión del problema.</text:p>
      <text:p text:style-name="P2">*/</text:p>
      <text:p text:style-name="P2">/*Post : Si en el intervalo señalado no existe ningún autovalor, el procedimiento devuelve un mensaje de error.</text:p>
      <text:p text:style-name="P4">Si existe un valor propio o más de uno, dará como resultado en %1 uno de ellos, normalmente el más próximo al extremo inferior del intervalo.</text:p>
      <text:p text:style-name="P4">Si existe un valor, o un par de valores complejos conjugados, el resultado contenido en %1 será sólo la parte real del vap.</text:p>
      <text:p text:style-name="P2">*/</text:p>
      <text:p text:style-name="P3"><text:span text:style-name="T1"/></text:p>
      <text:p text:style-name="P2">#end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meta:document-statistic meta:table-count="0" meta:image-count="0" meta:object-count="0" meta:page-count="1" meta:paragraph-count="27" meta:word-count="205" meta:character-count="1319" meta:non-whitespace-character-count="1044"/>
  </office:meta>
</office:document-meta>
</file>